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Headline" style:family="table">
      <style:table-properties style:width="6.9271in" fo:margin-left="0in" table:align="left"/>
    </style:style>
    <style:style style:name="Headline.A" style:family="table-column">
      <style:table-column-properties style:column-width="4in"/>
    </style:style>
    <style:style style:name="Headline.B" style:family="table-column">
      <style:table-column-properties style:column-width="2.9271in"/>
    </style:style>
    <style:style style:name="Headline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25in" style:rel-column-width="11829*"/>
    </style:style>
    <style:style style:name="Table2.B" style:family="table-column">
      <style:table-column-properties style:column-width="5.675in" style:rel-column-width="53706*"/>
    </style:style>
    <style:style style:name="Table2.A1" style:family="table-cell">
      <style:table-cell-properties fo:padding="0.0382in" fo:border-left="0.05pt solid #cccccc" fo:border-right="none" fo:border-top="0.05pt solid #cccccc" fo:border-bottom="0.05pt solid #cccccc"/>
    </style:style>
    <style:style style:name="Table2.B1" style:family="table-cell">
      <style:table-cell-properties fo:padding="0.0382in" fo:border="0.05pt solid #cccccc"/>
    </style:style>
    <style:style style:name="Table2.A2" style:family="table-cell">
      <style:table-cell-properties fo:padding="0.0382in" fo:border-left="0.05pt solid #cccccc" fo:border-right="none" fo:border-top="none" fo:border-bottom="0.05pt solid #cccccc"/>
    </style:style>
    <style:style style:name="Table2.B2" style:family="table-cell">
      <style:table-cell-properties fo:padding="0.0382in" fo:border-left="0.05pt solid #cccccc" fo:border-right="0.05pt solid #cccccc" fo:border-top="none" fo:border-bottom="0.05pt solid #cccccc"/>
    </style:style>
    <style:style style:name="Exposure" style:family="table">
      <style:table-properties style:width="6.9271in" fo:margin-left="0in" table:align="left"/>
    </style:style>
    <style:style style:name="Exposure.A" style:family="table-column">
      <style:table-column-properties style:column-width="1.5625in"/>
    </style:style>
    <style:style style:name="Exposure.B" style:family="table-column">
      <style:table-column-properties style:column-width="5.3646in"/>
    </style:style>
    <style:style style:name="Exposure.A1" style:family="table-cell">
      <style:table-cell-properties fo:padding-left="0.0403in" fo:padding-right="0.0403in" fo:padding-top="0.0201in" fo:padding-bottom="0.0201in" fo:border-left="0.05pt solid #cccccc" fo:border-right="none" fo:border-top="0.05pt solid #cccccc" fo:border-bottom="0.05pt solid #cccccc"/>
    </style:style>
    <style:style style:name="Exposure.B1" style:family="table-cell">
      <style:table-cell-properties fo:padding-left="0.0403in" fo:padding-right="0.0403in" fo:padding-top="0.0201in" fo:padding-bottom="0.0201in" fo:border="0.05pt solid #cccccc"/>
    </style:style>
    <style:style style:name="Exposure.A2" style:family="table-cell">
      <style:table-cell-properties fo:padding-left="0.0403in" fo:padding-right="0.0403in" fo:padding-top="0.0201in" fo:padding-bottom="0.0201in" fo:border-left="0.05pt solid #cccccc" fo:border-right="none" fo:border-top="none" fo:border-bottom="0.05pt solid #cccccc"/>
    </style:style>
    <style:style style:name="Exposure.B2" style:family="table-cell">
      <style:table-cell-properties fo:padding-left="0.0403in" fo:padding-right="0.0403in" fo:padding-top="0.0201in" fo:padding-bottom="0.0201in" fo:border-left="0.05pt solid #cccccc" fo:border-right="0.05pt solid #cccccc" fo:border-top="none" fo:border-bottom="0.05pt solid #cccccc"/>
    </style:style>
    <style:style style:name="Exposure.5" style:family="table-row">
      <style:table-row-properties style:min-row-height="0.0715in"/>
    </style:style>
    <style:style style:name="Exposure.A5" style:family="table-cell">
      <style:table-cell-properties fo:background-color="transparent" fo:padding-left="0.0403in" fo:padding-right="0.0403in" fo:padding-top="0.0201in" fo:padding-bottom="0.0201in" fo:border-left="0.05pt solid #cccccc" fo:border-right="none" fo:border-top="none" fo:border-bottom="0.05pt solid #cccccc">
        <style:background-image/>
      </style:table-cell-properties>
    </style:style>
    <style:style style:name="Projects" style:family="table">
      <style:table-properties style:width="6.925in" table:align="margins"/>
    </style:style>
    <style:style style:name="Projects.A" style:family="table-column">
      <style:table-column-properties style:column-width="1.25in" style:rel-column-width="11829*"/>
    </style:style>
    <style:style style:name="Projects.B" style:family="table-column">
      <style:table-column-properties style:column-width="5.675in" style:rel-column-width="53706*"/>
    </style:style>
    <style:style style:name="Projects.A1" style:family="table-cell">
      <style:table-cell-properties fo:padding="0.0382in" fo:border-left="0.05pt solid #cccccc" fo:border-right="none" fo:border-top="0.05pt solid #cccccc" fo:border-bottom="0.05pt solid #cccccc"/>
    </style:style>
    <style:style style:name="Projects.B1" style:family="table-cell">
      <style:table-cell-properties fo:padding="0.0382in" fo:border="0.05pt solid #cccccc"/>
    </style:style>
    <style:style style:name="Projects.A2" style:family="table-cell">
      <style:table-cell-properties fo:padding="0.0382in" fo:border-left="0.05pt solid #cccccc" fo:border-right="none" fo:border-top="none" fo:border-bottom="0.05pt solid #cccccc"/>
    </style:style>
    <style:style style:name="Projects.B2" style:family="table-cell">
      <style:table-cell-properties fo:padding="0.0382in" fo:border-left="0.05pt solid #cccccc" fo:border-right="0.05pt solid #cccccc" fo:border-top="none" fo:border-bottom="0.05pt solid #cccccc"/>
    </style:style>
    <style:style style:name="P1" style:family="paragraph" style:parent-style-name="Table_20_Contents">
      <style:text-properties officeooo:rsid="004a1818" officeooo:paragraph-rsid="00717e3f"/>
    </style:style>
    <style:style style:name="P2" style:family="paragraph" style:parent-style-name="Table_20_Contents">
      <style:text-properties officeooo:rsid="004b160b" officeooo:paragraph-rsid="00717e3f"/>
    </style:style>
    <style:style style:name="P3" style:family="paragraph" style:parent-style-name="Table_20_Contents">
      <style:text-properties officeooo:rsid="004bc641" officeooo:paragraph-rsid="00717e3f"/>
    </style:style>
    <style:style style:name="P4" style:family="paragraph" style:parent-style-name="Table_20_Contents">
      <style:text-properties officeooo:paragraph-rsid="00c4f07c"/>
    </style:style>
    <style:style style:name="P5" style:family="paragraph" style:parent-style-name="Text_20_body">
      <style:text-properties officeooo:paragraph-rsid="005e3ccf"/>
    </style:style>
    <style:style style:name="P6" style:family="paragraph" style:parent-style-name="Text_20_body">
      <style:text-properties officeooo:paragraph-rsid="008da8f4"/>
    </style:style>
    <style:style style:name="P7" style:family="paragraph" style:parent-style-name="Text_20_body">
      <style:text-properties officeooo:paragraph-rsid="00d47607"/>
    </style:style>
    <style:style style:name="P8" style:family="paragraph" style:parent-style-name="Contact_20_Info">
      <style:text-properties officeooo:rsid="00cc9313" officeooo:paragraph-rsid="00cc9313"/>
    </style:style>
    <style:style style:name="P9" style:family="paragraph" style:parent-style-name="Text_20_body" style:list-style-name="L1">
      <style:text-properties officeooo:paragraph-rsid="00d96d83"/>
    </style:style>
    <style:style style:name="P10" style:family="paragraph" style:parent-style-name="Text_20_body" style:list-style-name="L1">
      <style:text-properties officeooo:paragraph-rsid="00d68e03"/>
    </style:style>
    <style:style style:name="P11" style:family="paragraph" style:parent-style-name="Text_20_body" style:list-style-name="L1">
      <style:text-properties officeooo:rsid="00db2dfc" officeooo:paragraph-rsid="00db2dfc"/>
    </style:style>
    <style:style style:name="P12" style:family="paragraph" style:parent-style-name="Text_20_body" style:list-style-name="L1">
      <style:text-properties officeooo:rsid="00da7729" officeooo:paragraph-rsid="00da7729"/>
    </style:style>
    <style:style style:name="P13" style:family="paragraph" style:parent-style-name="Text_20_body" style:list-style-name="L1">
      <style:text-properties officeooo:rsid="00d68e03" officeooo:paragraph-rsid="00d68e03"/>
    </style:style>
    <style:style style:name="P14" style:family="paragraph" style:parent-style-name="Text_20_body" style:list-style-name="L2">
      <style:text-properties officeooo:paragraph-rsid="00ad4afd"/>
    </style:style>
    <style:style style:name="P15" style:family="paragraph" style:parent-style-name="Text_20_body" style:list-style-name="L2">
      <style:text-properties officeooo:paragraph-rsid="00af970a"/>
    </style:style>
    <style:style style:name="P16" style:family="paragraph" style:parent-style-name="Text_20_body" style:list-style-name="L2">
      <style:text-properties officeooo:rsid="00ac51e3" officeooo:paragraph-rsid="00ac51e3"/>
    </style:style>
    <style:style style:name="P17" style:family="paragraph" style:parent-style-name="Text_20_body" style:list-style-name="L2">
      <style:text-properties officeooo:rsid="00aebd4e" officeooo:paragraph-rsid="00aebd4e"/>
    </style:style>
    <style:style style:name="P18" style:family="paragraph" style:parent-style-name="Text_20_body" style:list-style-name="L2">
      <style:text-properties officeooo:rsid="00af1d98" officeooo:paragraph-rsid="00af1d98"/>
    </style:style>
    <style:style style:name="P19" style:family="paragraph" style:parent-style-name="Text_20_body" style:list-style-name="L2">
      <style:text-properties officeooo:rsid="00a24763" officeooo:paragraph-rsid="00a24763"/>
    </style:style>
    <style:style style:name="P20" style:family="paragraph" style:parent-style-name="Text_20_body" style:list-style-name="L3">
      <style:text-properties officeooo:paragraph-rsid="00a84a06"/>
    </style:style>
    <style:style style:name="P21" style:family="paragraph" style:parent-style-name="Text_20_body" style:list-style-name="L3">
      <style:text-properties officeooo:rsid="00b500d3" officeooo:paragraph-rsid="00b500d3"/>
    </style:style>
    <style:style style:name="P22" style:family="paragraph" style:parent-style-name="Text_20_body" style:list-style-name="L3">
      <style:text-properties officeooo:rsid="00b5b44a" officeooo:paragraph-rsid="00b5b44a"/>
    </style:style>
    <style:style style:name="P23" style:family="paragraph" style:parent-style-name="Text_20_body" style:list-style-name="L3">
      <style:text-properties officeooo:rsid="00ba430a" officeooo:paragraph-rsid="00ba430a"/>
    </style:style>
    <style:style style:name="P24" style:family="paragraph" style:parent-style-name="Text_20_body" style:list-style-name="L4">
      <style:text-properties officeooo:paragraph-rsid="00917436"/>
    </style:style>
    <style:style style:name="P25" style:family="paragraph" style:parent-style-name="Text_20_body" style:list-style-name="L4">
      <style:text-properties officeooo:paragraph-rsid="009d611d"/>
    </style:style>
    <style:style style:name="P26" style:family="paragraph" style:parent-style-name="Text_20_body" style:list-style-name="L4">
      <style:text-properties officeooo:rsid="00917436" officeooo:paragraph-rsid="00917436"/>
    </style:style>
    <style:style style:name="P27" style:family="paragraph" style:parent-style-name="Text_20_body" style:list-style-name="L4">
      <style:text-properties officeooo:rsid="00a00986" officeooo:paragraph-rsid="00a00986"/>
    </style:style>
    <style:style style:name="P28" style:family="paragraph" style:parent-style-name="Text_20_body" style:list-style-name="L5">
      <style:text-properties officeooo:paragraph-rsid="00932f36"/>
    </style:style>
    <style:style style:name="P29" style:family="paragraph" style:parent-style-name="Text_20_body" style:list-style-name="L5">
      <style:text-properties officeooo:paragraph-rsid="00941daf"/>
    </style:style>
    <style:style style:name="P30" style:family="paragraph" style:parent-style-name="Text_20_body" style:list-style-name="L5">
      <style:text-properties officeooo:rsid="009d6038" officeooo:paragraph-rsid="009d6038"/>
    </style:style>
    <style:style style:name="P31" style:family="paragraph" style:parent-style-name="Text_20_body" style:list-style-name="L5">
      <style:text-properties officeooo:rsid="00949ab2" officeooo:paragraph-rsid="00949ab2"/>
    </style:style>
    <style:style style:name="P32" style:family="paragraph" style:parent-style-name="Text_20_body" style:list-style-name="L5">
      <style:text-properties officeooo:rsid="009608d5" officeooo:paragraph-rsid="009608d5"/>
    </style:style>
    <style:style style:name="P33" style:family="paragraph" style:parent-style-name="Text_20_body" style:list-style-name="L5">
      <style:text-properties officeooo:rsid="0095a206" officeooo:paragraph-rsid="0095a206"/>
    </style:style>
    <style:style style:name="P34" style:family="paragraph" style:parent-style-name="Text_20_body" style:list-style-name="L6">
      <style:text-properties officeooo:rsid="00be1771" officeooo:paragraph-rsid="00be1771"/>
    </style:style>
    <style:style style:name="P35" style:family="paragraph" style:parent-style-name="Text_20_body" style:list-style-name="L7">
      <style:text-properties officeooo:paragraph-rsid="00c1b9e2"/>
    </style:style>
    <style:style style:name="P36" style:family="paragraph" style:parent-style-name="Text_20_body" style:list-style-name="L7">
      <style:text-properties officeooo:rsid="00c14da9" officeooo:paragraph-rsid="00c14da9"/>
    </style:style>
    <style:style style:name="P37" style:family="paragraph" style:parent-style-name="Text_20_body" style:list-style-name="L8">
      <style:text-properties officeooo:rsid="00bfae13" officeooo:paragraph-rsid="00bfae13"/>
    </style:style>
    <style:style style:name="P38" style:family="paragraph" style:parent-style-name="Text_20_body">
      <style:text-properties officeooo:rsid="00e33415" officeooo:paragraph-rsid="00e33415"/>
    </style:style>
    <style:style style:name="P39" style:family="paragraph" style:parent-style-name="Text_20_body" style:list-style-name="L1">
      <style:text-properties officeooo:rsid="00e33415" officeooo:paragraph-rsid="00e33415"/>
    </style:style>
    <style:style style:name="P40" style:family="paragraph" style:parent-style-name="Table_20_Contents">
      <style:text-properties officeooo:rsid="00dcf443" officeooo:paragraph-rsid="00dcf443"/>
    </style:style>
    <style:style style:name="P41" style:family="paragraph" style:parent-style-name="Table_20_Contents">
      <style:text-properties officeooo:rsid="00de67ca" officeooo:paragraph-rsid="00de67ca"/>
    </style:style>
    <style:style style:name="P42" style:family="paragraph" style:parent-style-name="Table_20_Contents">
      <style:text-properties officeooo:rsid="00dfdfb2" officeooo:paragraph-rsid="00dfdfb2"/>
    </style:style>
    <style:style style:name="P43" style:family="paragraph" style:parent-style-name="Table_20_Contents">
      <style:text-properties officeooo:rsid="00e427c0" officeooo:paragraph-rsid="00e427c0"/>
    </style:style>
    <style:style style:name="P44" style:family="paragraph" style:parent-style-name="Table_20_Contents">
      <style:text-properties officeooo:paragraph-rsid="00e427c0"/>
    </style:style>
    <style:style style:name="P45" style:family="paragraph" style:parent-style-name="Heading_20_1">
      <style:text-properties officeooo:rsid="004739f4"/>
    </style:style>
    <style:style style:name="P46" style:family="paragraph" style:parent-style-name="Heading_20_4">
      <style:text-properties officeooo:rsid="0082d58f" officeooo:paragraph-rsid="0082d58f"/>
    </style:style>
    <style:style style:name="P47" style:family="paragraph" style:parent-style-name="Heading_20_4">
      <style:text-properties officeooo:rsid="00d45273" officeooo:paragraph-rsid="00d45273"/>
    </style:style>
    <style:style style:name="P48" style:family="paragraph" style:parent-style-name="Heading_20_4">
      <style:text-properties officeooo:rsid="00d45273" officeooo:paragraph-rsid="00e33415"/>
    </style:style>
    <style:style style:name="P49" style:family="paragraph" style:parent-style-name="Heading_20_4">
      <style:text-properties officeooo:paragraph-rsid="00bd6ccd"/>
    </style:style>
    <style:style style:name="P50" style:family="paragraph" style:parent-style-name="Table_20_Heading">
      <style:text-properties officeooo:rsid="00dcf443" officeooo:paragraph-rsid="00dcf443"/>
    </style:style>
    <style:style style:name="P51" style:family="paragraph" style:parent-style-name="Table_20_Heading">
      <style:text-properties officeooo:rsid="00de67ca" officeooo:paragraph-rsid="00de67ca"/>
    </style:style>
    <style:style style:name="P52" style:family="paragraph" style:parent-style-name="Table_20_Heading">
      <style:text-properties officeooo:rsid="00dfdfb2" officeooo:paragraph-rsid="00dfdfb2"/>
    </style:style>
    <style:style style:name="P53" style:family="paragraph" style:parent-style-name="Table_20_Heading">
      <style:text-properties officeooo:rsid="00e427c0" officeooo:paragraph-rsid="00e427c0"/>
    </style:style>
    <style:style style:name="P54" style:family="paragraph" style:parent-style-name="Heading_20_3">
      <style:text-properties officeooo:rsid="005b45cf" officeooo:paragraph-rsid="005b45cf"/>
    </style:style>
    <style:style style:name="P55" style:family="paragraph" style:parent-style-name="Heading_20_3">
      <style:text-properties officeooo:rsid="006080ad"/>
    </style:style>
    <style:style style:name="P56" style:family="paragraph" style:parent-style-name="Heading_20_3">
      <style:text-properties officeooo:paragraph-rsid="007d5ffc"/>
    </style:style>
    <style:style style:name="P57" style:family="paragraph" style:parent-style-name="Heading_20_3">
      <style:text-properties officeooo:rsid="007aab51" officeooo:paragraph-rsid="007aab51"/>
    </style:style>
    <style:style style:name="P58" style:family="paragraph" style:parent-style-name="Contact_20_Info">
      <style:text-properties officeooo:rsid="00dcf443" officeooo:paragraph-rsid="00dcf443"/>
    </style:style>
    <style:style style:name="P59" style:family="paragraph" style:parent-style-name="Heading_20_2">
      <style:text-properties officeooo:rsid="00dcf443" officeooo:paragraph-rsid="00dcf443"/>
    </style:style>
    <style:style style:name="P60" style:family="paragraph" style:parent-style-name="Heading_20_5">
      <style:text-properties officeooo:rsid="00d45273" officeooo:paragraph-rsid="00d45273"/>
    </style:style>
    <style:style style:name="P61" style:family="paragraph" style:parent-style-name="Heading_20_5">
      <style:text-properties officeooo:rsid="00d45273" officeooo:paragraph-rsid="00e33415"/>
    </style:style>
    <style:style style:name="P62" style:family="paragraph" style:parent-style-name="Heading_20_5">
      <style:text-properties officeooo:paragraph-rsid="00851da6"/>
    </style:style>
    <style:style style:name="P63" style:family="paragraph" style:parent-style-name="Heading_20_5">
      <style:text-properties officeooo:rsid="00be1771" officeooo:paragraph-rsid="00be1771"/>
    </style:style>
    <style:style style:name="P64" style:family="paragraph" style:parent-style-name="Heading_20_5">
      <style:text-properties officeooo:rsid="00be3ff6" officeooo:paragraph-rsid="00be3ff6"/>
    </style:style>
    <style:style style:name="P65" style:family="paragraph" style:parent-style-name="Education" style:list-style-name="L9"/>
    <style:style style:name="T1" style:family="text">
      <style:text-properties officeooo:rsid="0054cc11"/>
    </style:style>
    <style:style style:name="T2" style:family="text">
      <style:text-properties officeooo:rsid="005b45cf"/>
    </style:style>
    <style:style style:name="T3" style:family="text">
      <style:text-properties officeooo:rsid="0062e1fd"/>
    </style:style>
    <style:style style:name="T4" style:family="text">
      <style:text-properties officeooo:rsid="0068e402"/>
    </style:style>
    <style:style style:name="T5" style:family="text">
      <style:text-properties officeooo:rsid="00763241"/>
    </style:style>
    <style:style style:name="T6" style:family="text">
      <style:text-properties officeooo:rsid="00783cc7"/>
    </style:style>
    <style:style style:name="T7" style:family="text">
      <style:text-properties officeooo:rsid="00851da6"/>
    </style:style>
    <style:style style:name="T8" style:family="text">
      <style:text-properties officeooo:rsid="008a1901"/>
    </style:style>
    <style:style style:name="T9" style:family="text">
      <style:text-properties officeooo:rsid="008bc4cd"/>
    </style:style>
    <style:style style:name="T10" style:family="text">
      <style:text-properties officeooo:rsid="008da8f4"/>
    </style:style>
    <style:style style:name="T11" style:family="text">
      <style:text-properties officeooo:rsid="00917436"/>
    </style:style>
    <style:style style:name="T12" style:family="text">
      <style:text-properties officeooo:rsid="00932f36"/>
    </style:style>
    <style:style style:name="T13" style:family="text">
      <style:text-properties officeooo:rsid="00941daf"/>
    </style:style>
    <style:style style:name="T14" style:family="text">
      <style:text-properties officeooo:rsid="00949ab2"/>
    </style:style>
    <style:style style:name="T15" style:family="text">
      <style:text-properties officeooo:rsid="009d611d"/>
    </style:style>
    <style:style style:name="T16" style:family="text">
      <style:text-properties officeooo:rsid="00a84a06"/>
    </style:style>
    <style:style style:name="T17" style:family="text">
      <style:text-properties officeooo:rsid="00ad4afd"/>
    </style:style>
    <style:style style:name="T18" style:family="text">
      <style:text-properties officeooo:rsid="00af970a"/>
    </style:style>
    <style:style style:name="T19" style:family="text">
      <style:text-properties officeooo:rsid="00bd6ccd"/>
    </style:style>
    <style:style style:name="T20" style:family="text">
      <style:text-properties officeooo:rsid="00be1771"/>
    </style:style>
    <style:style style:name="T21" style:family="text">
      <style:text-properties officeooo:rsid="00c1b9e2"/>
    </style:style>
    <style:style style:name="T22" style:family="text">
      <style:text-properties officeooo:rsid="00c31c22"/>
    </style:style>
    <style:style style:name="T23" style:family="text">
      <style:text-properties officeooo:rsid="00c57250"/>
    </style:style>
    <style:style style:name="T24" style:family="text">
      <style:text-properties officeooo:rsid="00ce79d3"/>
    </style:style>
    <style:style style:name="T25" style:family="text">
      <style:text-properties officeooo:rsid="00cef022"/>
    </style:style>
    <style:style style:name="T26" style:family="text">
      <style:text-properties officeooo:rsid="00d05626"/>
    </style:style>
    <style:style style:name="T27" style:family="text">
      <style:text-properties officeooo:rsid="00d17716"/>
    </style:style>
    <style:style style:name="T28" style:family="text">
      <style:text-properties officeooo:rsid="00d47607"/>
    </style:style>
    <style:style style:name="T29" style:family="text">
      <style:text-properties officeooo:rsid="00d68e03"/>
    </style:style>
    <style:style style:name="T30" style:family="text">
      <style:text-properties officeooo:rsid="00d96d83"/>
    </style:style>
    <style:style style:name="T31" style:family="text">
      <style:text-properties officeooo:rsid="00dcf443"/>
    </style:style>
    <style:style style:name="T32" style:family="text">
      <style:text-properties officeooo:rsid="00de67ca"/>
    </style:style>
    <style:style style:name="T33" style:family="text">
      <style:text-properties officeooo:rsid="00dfdfb2"/>
    </style:style>
    <style:style style:name="T34" style:family="text">
      <style:text-properties officeooo:rsid="00e1b5af"/>
    </style:style>
    <style:style style:name="T35" style:family="text">
      <style:text-properties officeooo:rsid="00e33415"/>
    </style:style>
    <style:style style:name="T36" style:family="text">
      <style:text-properties officeooo:rsid="00e427c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Headline" table:style-name="Headline">
        <table:table-column table:style-name="Headline.A"/>
        <table:table-column table:style-name="Headline.B"/>
        <table:table-row>
          <table:table-cell table:style-name="Headline.A1" office:value-type="string">
            <text:h text:style-name="P45" text:outline-level="1">Brian Lauber</text:h>
            <text:h text:style-name="P59" text:outline-level="2">Automation Specialist</text:h>
          </table:table-cell>
          <table:table-cell table:style-name="Headline.A1" office:value-type="string">
            <text:p text:style-name="P8">1820 Swann St. NW, Apt. 404</text:p>
            <text:p text:style-name="P8">Washington, DC 20009</text:p>
            <text:p text:style-name="Contact_20_Info"/>
            <text:p text:style-name="Contact_20_Info">216-394-2081</text:p>
            <text:p text:style-name="Contact_20_Info"/>
            <text:p text:style-name="P58">blauber@arclia.com</text:p>
          </table:table-cell>
        </table:table-row>
      </table:table>
      <text:h text:style-name="P54" text:outline-level="3">Summary</text:h>
      <text:p text:style-name="P5"><text:span text:style-name="T2">I am a technology enthusiast who enjoys all aspects of software creation. <text:s/>Although I am excited to introduce new technologies into my activities, I understand the importance of software discipline to achieve long-term, lasting results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Blog</text:p>
          </table:table-cell>
          <table:table-cell table:style-name="Table2.B1" office:value-type="string">
            <text:p text:style-name="P1"><text:a xlink:type="simple" xlink:href="https://briandamaged.org/blog/">https://briandamaged.org/blog/</text:a></text:p>
          </table:table-cell>
        </table:table-row>
        <table:table-row>
          <table:table-cell table:style-name="Table2.A2" office:value-type="string">
            <text:p text:style-name="Table_20_Heading">GitHub</text:p>
          </table:table-cell>
          <table:table-cell table:style-name="Table2.B2" office:value-type="string">
            <text:p text:style-name="P3"><text:a xlink:type="simple" xlink:href="https://github.com/briandamaged">https://github.com/briandamaged</text:a></text:p>
          </table:table-cell>
        </table:table-row>
        <table:table-row>
          <table:table-cell table:style-name="Table2.A2" office:value-type="string">
            <text:p text:style-name="Table_20_Heading">LinkedIn</text:p>
          </table:table-cell>
          <table:table-cell table:style-name="Table2.B2" office:value-type="string">
            <text:p text:style-name="P2"><text:a xlink:type="simple" xlink:href="http://www.linkedin.com/pub/brian-lauber/19/979/261">http://www.linkedin.com/pub/brian-lauber/19/979/261</text:a></text:p>
          </table:table-cell>
        </table:table-row>
        <table:table-row>
          <table:table-cell table:style-name="Table2.A2" office:value-type="string">
            <text:p text:style-name="P50">Twitter</text:p>
          </table:table-cell>
          <table:table-cell table:style-name="Table2.B2" office:value-type="string">
            <text:p text:style-name="P40">https://twitter.com/BrianLauber</text:p>
          </table:table-cell>
        </table:table-row>
      </table:table>
      <text:h text:style-name="P55" text:outline-level="3">Professional Skills</text:h>
      <table:table table:name="Exposure" table:style-name="Exposure">
        <table:table-column table:style-name="Exposure.A"/>
        <table:table-column table:style-name="Exposure.B"/>
        <table:table-row>
          <table:table-cell table:style-name="Exposure.A1" office:value-type="string">
            <text:p text:style-name="Table_20_Heading">Languages</text:p>
          </table:table-cell>
          <table:table-cell table:style-name="Exposure.B1" office:value-type="string">
            <text:p text:style-name="Table_20_Contents"><text:span text:style-name="T31">Javascript, Ruby, </text:span>Python, <text:span text:style-name="T31">Java</text:span>, C#, C, C++, <text:span text:style-name="T31">Bash</text:span>, VBScript</text:p>
          </table:table-cell>
        </table:table-row>
        <table:table-row>
          <table:table-cell table:style-name="Exposure.A2" office:value-type="string">
            <text:p text:style-name="P52">Client-side Application Frameworks</text:p>
          </table:table-cell>
          <table:table-cell table:style-name="Exposure.B2" office:value-type="string">
            <text:p text:style-name="P42">React.js, AngularJS 1.4, Qooxdoo, Silverlight 4.0</text:p>
          </table:table-cell>
        </table:table-row>
        <table:table-row>
          <table:table-cell table:style-name="Exposure.A2" office:value-type="string">
            <text:p text:style-name="Table_20_Heading"><text:span text:style-name="T33">Server-Side Application </text:span>Frameworks</text:p>
          </table:table-cell>
          <table:table-cell table:style-name="Exposure.B2" office:value-type="string">
            <text:p text:style-name="Table_20_Contents"><text:span text:style-name="T33">Express.js, Ruby on Rails, Sinatra, Django, </text:span>JAX-RS (RESTEasy), <text:span text:style-name="T33">WCF</text:span></text:p>
          </table:table-cell>
        </table:table-row>
        <table:table-row>
          <table:table-cell table:style-name="Exposure.A2" office:value-type="string">
            <text:p text:style-name="P52">Web Servers</text:p>
          </table:table-cell>
          <table:table-cell table:style-name="Exposure.B2" office:value-type="string">
            <text:p text:style-name="P42">Nginx, Apache httpd, <text:span text:style-name="T34">Apache Tomcat</text:span></text:p>
          </table:table-cell>
        </table:table-row>
        <table:table-row table:style-name="Exposure.5">
          <table:table-cell table:style-name="Exposure.A5" office:value-type="string">
            <text:p text:style-name="Table_20_Heading"/>
          </table:table-cell>
          <table:table-cell table:style-name="Exposure.B2" office:value-type="string">
            <text:p text:style-name="Table_20_Contents"/>
          </table:table-cell>
        </table:table-row>
        <table:table-row>
          <table:table-cell table:style-name="Exposure.A2" office:value-type="string">
            <text:p text:style-name="Table_20_Heading">Build Tools</text:p>
          </table:table-cell>
          <table:table-cell table:style-name="Exposure.B2" office:value-type="string">
            <text:p text:style-name="Table_20_Contents"><text:span text:style-name="T33">Gulp, Grunt, Rake, </text:span>Ant, Maven, <text:span text:style-name="T8">MS Build</text:span>, Setuptools, Make, Paver, <text:span text:style-name="T4">Hudson, Jenkins</text:span></text:p>
          </table:table-cell>
        </table:table-row>
        <table:table-row>
          <table:table-cell table:style-name="Exposure.A2" office:value-type="string">
            <text:p text:style-name="Table_20_Heading">Databases</text:p>
          </table:table-cell>
          <table:table-cell table:style-name="Exposure.B2" office:value-type="string">
            <text:p text:style-name="Table_20_Contents"><text:span text:style-name="T32">PostgreSQL, </text:span>MySQL, SQL Server 2008, <text:span text:style-name="T24">MongoDB, Redis</text:span></text:p>
          </table:table-cell>
        </table:table-row>
        <table:table-row>
          <table:table-cell table:style-name="Exposure.A2" office:value-type="string">
            <text:p text:style-name="P51">Object-Relational Mappers</text:p>
          </table:table-cell>
          <table:table-cell table:style-name="Exposure.B2" office:value-type="string">
            <text:p text:style-name="P41">ActiveRecord, Mongoid, MongoMapper, Mongoose, Bookshelf.js, Sequelize, Django <text:span text:style-name="T33">(models), JPA 2.0 (EclipseLink), LINQ</text:span></text:p>
          </table:table-cell>
        </table:table-row>
        <table:table-row>
          <table:table-cell table:style-name="Exposure.A2" office:value-type="string">
            <text:p text:style-name="Table_20_Heading">Dependency Management</text:p>
          </table:table-cell>
          <table:table-cell table:style-name="Exposure.B2" office:value-type="string">
            <text:p text:style-name="Table_20_Contents">Bundler, Gem, <text:span text:style-name="T34">rvm</text:span>, <text:span text:style-name="T34">npm, nvm, </text:span>Maven, <text:span text:style-name="T34">p</text:span>ip, <text:span text:style-name="T34">virtualenv</text:span></text:p>
          </table:table-cell>
        </table:table-row>
        <table:table-row>
          <table:table-cell table:style-name="Exposure.A2" office:value-type="string">
            <text:p text:style-name="Table_20_Heading">Issue Tracking</text:p>
          </table:table-cell>
          <table:table-cell table:style-name="Exposure.B2" office:value-type="string">
            <text:p text:style-name="Table_20_Contents"><text:span text:style-name="T25">JIRA, </text:span>Redmine, <text:span text:style-name="T34">Trello, Asana, </text:span>Trac, StarTeam, Fortify SSC</text:p>
          </table:table-cell>
        </table:table-row>
        <table:table-row>
          <table:table-cell table:style-name="Exposure.A2" office:value-type="string">
            <text:p text:style-name="Table_20_Heading">Operating Systems</text:p>
          </table:table-cell>
          <table:table-cell table:style-name="Exposure.B2" office:value-type="string">
            <text:p text:style-name="Table_20_Contents">Linux (Red Hat, Ubuntu, Gentoo), Windows</text:p>
          </table:table-cell>
        </table:table-row>
        <table:table-row>
          <table:table-cell table:style-name="Exposure.A2" office:value-type="string">
            <text:p text:style-name="Table_20_Heading">Test<text:span text:style-name="T3">ing Tools</text:span></text:p>
          </table:table-cell>
          <table:table-cell table:style-name="Exposure.B2" office:value-type="string">
            <text:p text:style-name="Table_20_Contents"><text:span text:style-name="T26">Capybara, Capybarista, </text:span>QTP, Selenium, <text:span text:style-name="T14">LoadRunner, Fortify SCA</text:span>, RSpec, JUnit, <text:span text:style-name="T3">Quality Center, TestRail, TestLink</text:span></text:p>
          </table:table-cell>
        </table:table-row>
        <table:table-row>
          <table:table-cell table:style-name="Exposure.A2" office:value-type="string">
            <text:p text:style-name="Table_20_Heading">Virtualization</text:p>
          </table:table-cell>
          <table:table-cell table:style-name="Exposure.B2" office:value-type="string">
            <text:p text:style-name="Table_20_Contents">VMWare Player, VMWare vSphere, VirtualBox</text:p>
          </table:table-cell>
        </table:table-row>
        <table:table-row>
          <table:table-cell table:style-name="Exposure.A2" office:value-type="string">
            <text:p text:style-name="Table_20_Heading">Version Control</text:p>
          </table:table-cell>
          <table:table-cell table:style-name="Exposure.B2" office:value-type="string">
            <text:p text:style-name="Table_20_Contents">Git, <text:span text:style-name="T34">Subversion</text:span></text:p>
          </table:table-cell>
        </table:table-row>
      </table:table>
      <text:h text:style-name="P56" text:outline-level="3"><text:soft-page-break/><text:span text:style-name="T5">Professional </text:span>Experience</text:h>
      <text:h text:style-name="P48" text:outline-level="4"><text:span text:style-name="T35">Arclia LLC</text:span><text:tab/>(June 201<text:span text:style-name="T35">5</text:span> – <text:span text:style-name="T35">Present</text:span>)</text:h>
      <text:p text:style-name="P38">I launched Arclia in 2015 so that I could provide a higher quality of service to a greater number of clients.</text:p>
      <text:h text:style-name="P61" text:outline-level="5"><text:span text:style-name="T35">Technology Consultant</text:span><text:tab/>(June 201<text:span text:style-name="T35">5</text:span> – <text:span text:style-name="T35">Present</text:span>)</text:h>
      <text:list xml:id="list3627371633022641892" text:style-name="L1">
        <text:list-item>
          <text:p text:style-name="P39">Architect distributed data-processing pipelines.</text:p>
        </text:list-item>
        <text:list-item>
          <text:p text:style-name="P39">Provide DevOps support for early-stage startups.</text:p>
        </text:list-item>
        <text:list-item>
          <text:p text:style-name="P39">Provide Project Management.</text:p>
        </text:list-item>
        <text:list-item>
          <text:p text:style-name="P39">Train Engineers.</text:p>
        </text:list-item>
        <text:list-item>
          <text:p text:style-name="P39">Design Minimum Viable Products and Prototypes.</text:p>
        </text:list-item>
        <text:list-item>
          <text:p text:style-name="P39">Re-envision business models to provide new insights and opportunities.</text:p>
        </text:list-item>
      </text:list>
      <text:h text:style-name="P47" text:outline-level="4">JIBE<text:tab/>(June 2013 – <text:span text:style-name="T35">June 2015</text:span>)</text:h>
      <text:p text:style-name="P7"><text:span text:style-name="T28">JIBE was my first exposure to startup companies. <text:s/>I have primarily focused on re-architecting the JIBE Apply backend for long-term maintenance and scalability.</text:span></text:p>
      <text:h text:style-name="P60" text:outline-level="5">Senior <text:span text:style-name="T35">Automation</text:span> Engineer<text:tab/>(June 2013 – Current)</text:h>
      <text:list xml:id="list213937555260141" text:continue-numbering="true" text:style-name="L1">
        <text:list-item>
          <text:p text:style-name="P9"><text:span text:style-name="T30">Provided technical oversight for all aspects of JIBE Apply application processing.</text:span></text:p>
        </text:list-item>
        <text:list-item>
          <text:p text:style-name="P10"><text:span text:style-name="T29">Standardized core infrastructure across dozens of clients.</text:span></text:p>
        </text:list-item>
        <text:list-item>
          <text:p text:style-name="P11">Overhauled the use of git submodules in favor of proper dependency management through Gem and Bundler.</text:p>
        </text:list-item>
        <text:list-item>
          <text:p text:style-name="P12">Established a code review policy for all changes to shared components.</text:p>
        </text:list-item>
        <text:list-item>
          <text:p text:style-name="P13">Built VPN for DC Office.</text:p>
        </text:list-item>
      </text:list>
      <text:h text:style-name="P46" text:outline-level="4">Cigital Inc.<text:tab/>(June 200<text:span text:style-name="T20">7</text:span> – <text:span text:style-name="T27">June 2013</text:span>)</text:h>
      <text:p text:style-name="P6"><text:span text:style-name="T10">My time at Cigital introduced me to many facets of software development. <text:s/>My responsibilities covered numerous areas of the SDLC, including: quality assurance, software development, configuration management, operations, and security.</text:span></text:p>
      <text:h text:style-name="Heading_20_5" text:outline-level="5"><text:span text:style-name="T6">Senior Software Engineer<text:tab/>(January 2012 – Present)</text:span></text:h>
      <text:list xml:id="list6377130044879107565" text:style-name="L2">
        <text:list-item>
          <text:p text:style-name="P16">Worked directly with customers to arrive at the business requirements for our applications.</text:p>
        </text:list-item>
        <text:list-item>
          <text:p text:style-name="P14"><text:span text:style-name="T17">Designed system architectures that exceeded the customer expectations.</text:span></text:p>
        </text:list-item>
        <text:list-item>
          <text:p text:style-name="P17">Scoped development milestones into manageable sprints.</text:p>
        </text:list-item>
        <text:list-item>
          <text:p text:style-name="P18">Provided technical oversight across multiple projects.</text:p>
        </text:list-item>
        <text:list-item>
          <text:p text:style-name="P19">Took over as the project lead for a project that was presumed to be a lost cause. <text:s/>In just 3 months, the project was transformed into Cigital's most stable product.</text:p>
        </text:list-item>
        <text:list-item>
          <text:p text:style-name="P15"><text:soft-page-break/><text:span text:style-name="T18">I am currently introducing dependency management into one of our troubled projects. <text:s/>The goal is to improve productivity by establishing a clear separation between implementation and integration.</text:span></text:p>
        </text:list-item>
      </text:list>
      <text:h text:style-name="P62" text:outline-level="5"><text:span text:style-name="T7">Quality Assurance Lead<text:tab/>(January 2011 – December 2011)</text:span></text:h>
      <text:list xml:id="list5604773289390614273" text:style-name="L3">
        <text:list-item>
          <text:p text:style-name="P21">Introduced the team to test case management software (TestLink).</text:p>
        </text:list-item>
        <text:list-item>
          <text:p text:style-name="P22">Provided technical support for customers.</text:p>
        </text:list-item>
        <text:list-item>
          <text:p text:style-name="P23">Coordinated efforts between onshore and offshore teams.</text:p>
        </text:list-item>
        <text:list-item>
          <text:p text:style-name="P20"><text:span text:style-name="T16">Proposed changes to our configuration management practices that ultimately increased QA productivity by 200%.</text:span></text:p>
        </text:list-item>
      </text:list>
      <text:h text:style-name="Heading_20_5" text:outline-level="5"><text:span text:style-name="T6">Security Consultant<text:tab/>(January 2010 – December 2010)</text:span></text:h>
      <text:list xml:id="list6463470860375797881" text:style-name="L4">
        <text:list-item>
          <text:p text:style-name="P26">Conducted static-analysis code reviews of customer code using Fortify SCA.</text:p>
        </text:list-item>
        <text:list-item>
          <text:p text:style-name="P26">Delivered security training to customers.</text:p>
        </text:list-item>
        <text:list-item>
          <text:p text:style-name="P24"><text:span text:style-name="T11">Authored a training course that demonstrated how to weave a security aspect into quality assurance practices.</text:span></text:p>
        </text:list-item>
        <text:list-item>
          <text:p text:style-name="P25"><text:span text:style-name="T15">Implemented a Rails application that housed standardized descriptions of security vulnerabilities for use in Cigital deliverables.</text:span></text:p>
        </text:list-item>
        <text:list-item>
          <text:p text:style-name="P27">Trained Cigital consultants on how to conduct security code reviews for Ruby on Rails.</text:p>
        </text:list-item>
      </text:list>
      <text:h text:style-name="Heading_20_5" text:outline-level="5"><text:span text:style-name="T9">Quality Assurance Automation Engineer<text:tab/>(June 2008 – December 2009)</text:span></text:h>
      <text:list xml:id="list8537987375580983441" text:style-name="L5">
        <text:list-item>
          <text:p text:style-name="P28"><text:span text:style-name="T12">Implemented automated test cases that periodically introduced common user blunders.</text:span></text:p>
        </text:list-item>
        <text:list-item>
          <text:p text:style-name="P29"><text:span text:style-name="T13">Designed a metadata-driven automation framework built on top of QTP. <text:s/>This framework was adopted as a cornerstone of the customer's automation practices.</text:span></text:p>
        </text:list-item>
        <text:list-item>
          <text:p text:style-name="P30">Trained QA teams on how to implement maintainable automation solutions.</text:p>
        </text:list-item>
        <text:list-item>
          <text:p text:style-name="P31">Conducted load tests using LoadRunner.</text:p>
        </text:list-item>
        <text:list-item>
          <text:p text:style-name="P32">Constructed dedicated testing clusters for QTP and LoadRunner.</text:p>
        </text:list-item>
        <text:list-item>
          <text:p text:style-name="P33">Deployed and managed Quality Center.</text:p>
        </text:list-item>
      </text:list>
      <text:h text:style-name="P63" text:outline-level="5">Software Intern<text:tab/>(June 2007 – August 2007)</text:h>
      <text:list xml:id="list1102690153144310468" text:style-name="L6">
        <text:list-item>
          <text:p text:style-name="P34">Served as the lead developer for a reverse-engineering tool.</text:p>
        </text:list-item>
      </text:list>
      <text:h text:style-name="P49" text:outline-level="4"><text:span text:style-name="T19">Air Force Institute of Technology (AFIT)<text:tab/>(June 2005 – August 2006)</text:span></text:h>
      <text:h text:style-name="P64" text:outline-level="5">Software Intern<text:tab/>(June 2006 – August 2006)</text:h>
      <text:list xml:id="list799636225080187731" text:style-name="L7">
        <text:list-item>
          <text:p text:style-name="P36">Implemented a stochastic analysis program that computed probabilities for various types of failures within complex networks.</text:p>
        </text:list-item>
        <text:list-item>
          <text:p text:style-name="P35"><text:span text:style-name="T21">Discovered a flaw in one of AFIT's algorithms. <text:s/>This flaw could cause the algorithm to produce probabilities that were outside of the range [0, 1].</text:span></text:p>
        </text:list-item>
      </text:list>
      <text:h text:style-name="P64" text:outline-level="5"><text:soft-page-break/>Software Intern<text:tab/>(June 2005 – August 2005)</text:h>
      <text:list xml:id="list6450465340124057652" text:style-name="L8">
        <text:list-item>
          <text:p text:style-name="P37">Translated a stochastic analysis program from Fortran to C++.</text:p>
        </text:list-item>
        <text:list-item>
          <text:p text:style-name="P37">Extended the program to allow for arbitrary probability curves and precision.</text:p>
        </text:list-item>
      </text:list>
      <text:h text:style-name="P57" text:outline-level="3">Education</text:h>
      <text:list xml:id="list6125523410359574621" text:style-name="L9">
        <text:list-item>
          <text:p text:style-name="P65">Bachelors of Science in Mathematics<text:tab/>(Case Western Reserve University, <text:span text:style-name="T22">2008</text:span>)</text:p>
        </text:list-item>
      </text:list>
      <text:h text:style-name="Heading_20_3" text:outline-level="3">Side Projects</text:h>
      <table:table table:name="Projects" table:style-name="Projects">
        <table:table-column table:style-name="Projects.A"/>
        <table:table-column table:style-name="Projects.B"/>
        <table:table-row>
          <table:table-cell table:style-name="Projects.A1" office:value-type="string">
            <text:p text:style-name="P53">zxc</text:p>
          </table:table-cell>
          <table:table-cell table:style-name="Projects.B1" office:value-type="string">
            <text:p text:style-name="P43">Provides an easy way to access project-specific executables. <text:s/>It's like “bundle exec” for node.js:</text:p>
            <text:p text:style-name="P43"/>
            <text:p text:style-name="P43"><text:a xlink:type="simple" xlink:href="https://github.com/briandamaged/zxc">https://github.com/briandamaged/zxc</text:a> </text:p>
            <text:p text:style-name="P43"/>
          </table:table-cell>
        </table:table-row>
        <table:table-row>
          <table:table-cell table:style-name="Projects.A2" office:value-type="string">
            <text:p text:style-name="P53">react-radioactive</text:p>
          </table:table-cell>
          <table:table-cell table:style-name="Projects.B2" office:value-type="string">
            <text:p text:style-name="P43">A factory function for creating radio button groups. <text:s/>It helps to keep the code DRY.</text:p>
            <text:p text:style-name="P43"/>
            <text:p text:style-name="P43"><text:a xlink:type="simple" xlink:href="https://github.com/briandamaged/react-radioactive">https://github.com/briandamaged/react-radioactive</text:a></text:p>
            <text:p text:style-name="P43"/>
          </table:table-cell>
        </table:table-row>
        <table:table-row>
          <table:table-cell table:style-name="Projects.A2" office:value-type="string">
            <text:p text:style-name="P53">Logbert</text:p>
          </table:table-cell>
          <table:table-cell table:style-name="Projects.B2" office:value-type="string">
            <text:p text:style-name="P43">A categorical logger for Ruby.</text:p>
            <text:p text:style-name="P43"/>
            <text:p text:style-name="P44"><text:a xlink:type="simple" xlink:href="https://github.com/briandamaged/logbert"><text:span text:style-name="T36">https://github.com/briandamaged/logbert</text:span></text:a></text:p>
            <text:p text:style-name="P44"/>
          </table:table-cell>
        </table:table-row>
        <table:table-row>
          <table:table-cell table:style-name="Projects.A2" office:value-type="string">
            <text:p text:style-name="Table_20_Heading">Tolerable</text:p>
            <text:p text:style-name="Table_20_Heading"/>
          </table:table-cell>
          <table:table-cell table:style-name="Projects.B2" office:value-type="string">
            <text:p text:style-name="P4"><text:span text:style-name="T23">Adds</text:span> anonymous functions, inheritance, and meta-programming <text:span text:style-name="T23">to VBScript.</text:span></text:p>
            <text:p text:style-name="Table_20_Contents"/>
            <text:p text:style-name="Table_20_Contents"><text:a xlink:type="simple" xlink:href="https://github.com/briandamaged/tolerable">https://github.com/briandamaged/tolerable</text:a></text:p>
            <text:p text:style-name="Table_20_Contents"/>
          </table:table-cell>
        </table:table-row>
        <table:table-row>
          <table:table-cell table:style-name="Projects.A2" office:value-type="string">
            <text:p text:style-name="Table_20_Heading">Unobservable</text:p>
          </table:table-cell>
          <table:table-cell table:style-name="Projects.B2" office:value-type="string">
            <text:p text:style-name="P4">Extends Ruby's object model to support .NET-style events.</text:p>
            <text:p text:style-name="Table_20_Contents"/>
            <text:p text:style-name="Table_20_Contents"><text:a xlink:type="simple" xlink:href="https://github.com/briandamaged/unobservable">https://github.com/briandamaged/unobservable</text:a></text:p>
            <text:p text:style-name="Table_20_Contents"/>
          </table:table-cell>
        </table:table-row>
        <table:table-row>
          <table:table-cell table:style-name="Projects.A2" office:value-type="string">
            <text:p text:style-name="Table_20_Heading">B-Lazy</text:p>
          </table:table-cell>
          <table:table-cell table:style-name="Projects.B2" office:value-type="string">
            <text:p text:style-name="P4">Extends Ruby's Enumerable mixin to support lazy evaluation.</text:p>
            <text:p text:style-name="Table_20_Contents"/>
            <text:p text:style-name="Table_20_Contents"><text:a xlink:type="simple" xlink:href="https://github.com/briandamaged/b-lazy">https://github.com/briandamaged/b-lazy</text:a></text:p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merican Typewriter" fo:font-family="'American Typewriter'" style:font-style-name="Regular" style:font-family-generic="modern" style:font-pitch="fixed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American Typewriter" fo:font-family="'American Typewriter'" style:font-style-name="Regular" style:font-family-generic="modern" style:font-pitch="fixed" fo:font-size="10.5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merican Typewriter" fo:font-family="'American Typewriter'" style:font-style-name="Regular" style:font-family-generic="modern" style:font-pitch="fixed" fo:font-size="10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299in" fo:margin-bottom="0.0799in" style:contextual-spacing="false" style:page-number="auto" fo:background-color="transparent" style:shadow="none">
        <style:tab-stops/>
        <style:background-image/>
      </style:paragraph-properties>
      <style:text-properties style:font-name="American Typewriter1" fo:font-family="'American Typewriter'" style:font-style-name="Bold" style:font-family-generic="modern" style:font-pitch="fixed" fo:font-size="150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fo:background-color="transparent" style:shadow="none" text:number-lines="false" text:line-number="0">
        <style:background-image/>
      </style:paragraph-properties>
      <style:text-properties fo:color="#4c4c4c" fo:font-size="10.5pt" fo:font-style="normal" fo:font-weight="bold" style:font-size-asian="10.5pt" style:font-weight-asian="bold" style:font-weight-complex="bold" style:font-relief="none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-0.25in" fo:margin-right="-0.25in" fo:margin-top="0.1598in" fo:margin-bottom="0.0799in" style:contextual-spacing="false" fo:text-indent="0in" style:auto-text-indent="false" style:page-number="auto" fo:background-color="transparent" fo:padding="0.0201in" fo:border-left="none" fo:border-right="none" fo:border-top="none" fo:border-bottom="0.06pt solid #000000" style:shadow="none">
        <style:tab-stops/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fo:text-align="end" style:justify-single-word="fals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American Typewriter" fo:font-family="'American Typewriter'" style:font-style-name="Regular" style:font-family-generic="modern" style:font-pitch="fixed" fo:font-size="8pt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01in" fo:margin-bottom="0.0799in" style:contextual-spacing="false"/>
      <style:text-properties fo:color="#4c4c4c" style:text-outline="fals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-0.1in" fo:margin-right="0in" fo:margin-top="0.0799in" fo:margin-bottom="0.0402in" style:contextual-spacing="false" fo:text-indent="0in" style:auto-text-indent="false" fo:padding="0.0201in" fo:border-left="none" fo:border-right="none" fo:border-top="none" fo:border-bottom="0.06pt solid #cccccc" style:shadow="none">
        <style:tab-stops>
          <style:tab-stop style:position="7in" style:type="right"/>
        </style:tab-stops>
      </style:paragraph-properties>
      <style:text-properties fo:font-size="8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0799in" fo:margin-bottom="0.0402in" style:contextual-spacing="false" style:page-number="auto">
        <style:tab-stops>
          <style:tab-stop style:position="7in" style:type="right"/>
        </style:tab-stops>
      </style:paragraph-properties>
      <style:text-properties fo:font-size="60%" fo:font-weight="bold" style:font-size-asian="85%" style:font-weight-asian="bold" style:font-size-complex="85%" style:font-weight-complex="bold"/>
    </style:style>
    <style:style style:name="Education" style:family="paragraph" style:parent-style-name="Text_20_body">
      <style:paragraph-properties>
        <style:tab-stops>
          <style:tab-stop style:position="7in" style:type="right"/>
        </style:tab-stops>
      </style:paragraph-properties>
    </style:style>
    <style:style style:name="Contact_20_Info" style:display-name="Contact Info" style:family="paragraph" style:parent-style-name="Table_20_Contents">
      <style:paragraph-properties fo:text-align="center" style:justify-single-word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54cc1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Page </text:span><text:span text:style-name="MT1"><text:page-number text:select-page="current">4</text:page-number></text:span><text:span text:style-name="MT1"> of </text:span><text:span text:style-name="MT1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5T19:57:01</meta:creation-date>
    <dc:date>2016-02-03T21:39:36.743359029</dc:date>
    <meta:editing-duration>PT22H55M25S</meta:editing-duration>
    <meta:editing-cycles>220</meta:editing-cycles>
    <meta:generator>LibreOffice/4.2.8.2$Linux_X86_64 LibreOffice_project/420m0$Build-2</meta:generator>
    <dc:creator>Brian Lauber</dc:creator>
    <meta:document-statistic meta:table-count="4" meta:image-count="0" meta:object-count="0" meta:page-count="4" meta:paragraph-count="119" meta:word-count="867" meta:character-count="6339" meta:non-whitespace-character-count="5606"/>
  </office:meta>
</office:document-meta>
</file>